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Hero</text:p>
          </table:table-cell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SPD</text:p>
          </table:table-cell>
          <table:table-cell office:value-type="string">
            <text:p>DEF</text:p>
          </table:table-cell>
          <table:table-cell office:value-type="string">
            <text:p>RES</text:p>
          </table:table-cell>
          <table:table-cell office:value-type="string">
            <text:p>Total</text:p>
          </table:table-cell>
          <table:table-cell office:value-type="string">
            <text:p>Rating</text:p>
          </table:table-cell>
        </table:table-row>
        <table:table-row table:style-name="ro1">
          <table:table-cell office:value-type="string">
            <text:p>Abel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Alfonse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Alm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Amelia</text:p>
          </table:table-cell>
          <table:table-cell office:value-type="float" office:value="47">
            <text:p>47</text:p>
          </table:table-cell>
          <table:table-cell table:number-columns-repeated="2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73">
            <text:p>173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Anna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Arden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Arthur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Arvis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Athena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Ayra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63">
            <text:p>163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Azama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Azura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Barst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Bartre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Berkut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Beruka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Black Knight</text:p>
          </table:table-cell>
          <table:table-cell office:value-type="float" office:value="48">
            <text:p>48</text:p>
          </table:table-cell>
          <table:table-cell table:number-columns-repeated="2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Boey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49">
            <text:p>149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Brave Ike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Brave Lucina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Brave Lyn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Brave Roy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Bridal Caeda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Bridal Charlotte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Bridal Cordelia</text:p>
          </table:table-cell>
          <table:table-cell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Bridal Lyn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Caeda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Cain</text:p>
          </table:table-cell>
          <table:table-cell office:value-type="float" office:value="42">
            <text:p>42</text:p>
          </table:table-cell>
          <table:table-cell table:number-columns-repeated="2"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Camilla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58">
            <text:p>15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Camus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55">
            <text:p>155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Catria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Cecilia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Celica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Cherche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57">
            <text:p>15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Chrom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Clair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56">
            <text:p>156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Clarine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Clarisse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Clive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Cordelia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57">
            <text:p>15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Corrin (F)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table:number-columns-repeated="2"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Corrin (M)</text:p>
          </table:table-cell>
          <table:table-cell office:value-type="float" office:value="42">
            <text:p>42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Deirdre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Delthea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Donnel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62">
            <text:p>162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Dorcas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Draug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Effie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Eirika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Eldigan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Elincia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Elise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Eliwood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55">
            <text:p>155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Ephraim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Est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Fae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Faye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Felicia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Fir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Fjorm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Florina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57">
            <text:p>157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Frederick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53">
            <text:p>153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Gaius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Genny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47">
            <text:p>14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Gordin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Gunter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Gwendolyn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69">
            <text:p>169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Halloween Henry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65">
            <text:p>165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Halloween Jakob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Halloween Nowi</text:p>
          </table:table-cell>
          <table:table-cell table:number-columns-repeated="2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Halloween Sakura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47">
            <text:p>14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Hana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Hawkeye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Hector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68">
            <text:p>168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Hinata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Hinoka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Ike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Innes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Jaffar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Jagen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Jakob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Jeorge</text:p>
          </table:table-cell>
          <table:table-cell office:value-type="float" office:value="37">
            <text:p>37</text:p>
          </table:table-cell>
          <table:table-cell table:number-columns-repeated="2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Joshua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Kagero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Karel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Katarina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Klein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Lachesis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Laslow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Legion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Leo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Leon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48">
            <text:p>148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Lilina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Linde</text:p>
          </table:table-cell>
          <table:table-cell table:number-columns-repeated="2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Lissa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Lloyd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Lon'qu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2"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Lucina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Lucius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Lukas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Luke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Lute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51">
            <text:p>151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Lyn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Mae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Marth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Masked Marth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Mathilda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Matthew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Merric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Mia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63">
            <text:p>163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Michalis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Minerva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Mist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Narcian</text:p>
          </table:table-cell>
          <table:table-cell office:value-type="float" office:value="42">
            <text:p>42</text:p>
          </table:table-cell>
          <table:table-cell table:number-columns-repeated="2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Navarre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Nephenee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Niles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47">
            <text:p>147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Ninian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Nino</text:p>
          </table:table-cell>
          <table:table-cell table:number-columns-repeated="2"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Nowi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63">
            <text:p>163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Oboro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Odin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string">
            <text:p>1 / 5</text:p>
          </table:table-cell>
        </table:table-row>
        <table:table-row table:style-name="ro1">
          <table:table-cell office:value-type="string">
            <text:p>Ogma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Olivia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Olwen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Oscar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Palla</text:p>
          </table:table-cell>
          <table:table-cell office:value-type="float" office:value="42">
            <text:p>42</text:p>
          </table:table-cell>
          <table:table-cell table:number-columns-repeated="2"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Performing Azura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Performing Inigo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Performing Olivia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Performing Shigure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Peri</text:p>
          </table:table-cell>
          <table:table-cell office:value-type="float" office:value="35">
            <text:p>35</text:p>
          </table:table-cell>
          <table:table-cell table:number-columns-repeated="2"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Priscilla</text:p>
          </table:table-cell>
          <table:table-cell office:value-type="float" office:value="36">
            <text:p>36</text:p>
          </table:table-cell>
          <table:table-cell table:number-columns-repeated="2"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Raigh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Raven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Rebecca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Reinhardt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Rhajat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Robin (F)</text:p>
          </table:table-cell>
          <table:table-cell office:value-type="float" office:value="40">
            <text:p>40</text:p>
          </table:table-cell>
          <table:table-cell table:number-columns-repeated="3"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Robin (M)</text:p>
          </table:table-cell>
          <table:table-cell office:value-type="float" office:value="40">
            <text:p>40</text:p>
          </table:table-cell>
          <table:table-cell table:number-columns-repeated="3"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Roderick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Roy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Ryoma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office:value-type="string">
            <text:p>5 / 5</text:p>
          </table:table-cell>
        </table:table-row>
        <table:table-row table:style-name="ro1">
          <table:table-cell office:value-type="string">
            <text:p>Saber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aizo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48">
            <text:p>14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akura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Sanaki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47">
            <text:p>14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elena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Seliph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Serra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48">
            <text:p>148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Seth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etsuna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hanna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harena</text:p>
          </table:table-cell>
          <table:table-cell office:value-type="float" office:value="43">
            <text:p>43</text:p>
          </table:table-cell>
          <table:table-cell table:number-columns-repeated="2"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heena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69">
            <text:p>169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Shiro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string">
            <text:p>Siegbert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Sigurd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159">
            <text:p>159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Soleil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Sonya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Sophia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oren</text:p>
          </table:table-cell>
          <table:table-cell office:value-type="float" office:value="36">
            <text:p>36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Spring Camilla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pring Chrom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pring Lucina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pring Xander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string">
            <text:p>1.5 / 5</text:p>
          </table:table-cell>
        </table:table-row>
        <table:table-row table:style-name="ro1">
          <table:table-cell office:value-type="string">
            <text:p>Stahl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Subaki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Sully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string">
            <text:p>2 / 5</text:p>
          </table:table-cell>
        </table:table-row>
        <table:table-row table:style-name="ro1">
          <table:table-cell office:value-type="string">
            <text:p>Summer Corrin (F)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Summer Elise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Summer Frederick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49">
            <text:p>149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Summer Gaius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Summer Leo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Summer Robin (F)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ummer Tiki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Summer Xander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57">
            <text:p>157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Tailtiu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Takumi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Tana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4.5 / 5</text:p>
          </table:table-cell>
        </table:table-row>
        <table:table-row table:style-name="ro1">
          <table:table-cell office:value-type="string">
            <text:p>Tharja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Tiki (Adult)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Tiki (Young)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Titania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Tobin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Ursula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string">
            <text:p>3 / 5</text:p>
          </table:table-cell>
        </table:table-row>
        <table:table-row table:style-name="ro1">
          <table:table-cell office:value-type="string">
            <text:p>Valter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58">
            <text:p>158</text:p>
          </table:table-cell>
          <table:table-cell office:value-type="string">
            <text:p>4 / 5</text:p>
          </table:table-cell>
        </table:table-row>
        <table:table-row table:style-name="ro1">
          <table:table-cell office:value-type="string">
            <text:p>Virion</text:p>
          </table:table-cell>
          <table:table-cell office:value-type="float" office:value="46">
            <text:p>46</text:p>
          </table:table-cell>
          <table:table-cell table:number-columns-repeated="2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Wrys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47">
            <text:p>147</text:p>
          </table:table-cell>
          <table:table-cell office:value-type="string">
            <text:p>2.5 / 5</text:p>
          </table:table-cell>
        </table:table-row>
        <table:table-row table:style-name="ro1">
          <table:table-cell office:value-type="string">
            <text:p>Xander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3.5 / 5</text:p>
          </table:table-cell>
        </table:table-row>
        <table:table-row table:style-name="ro1">
          <table:table-cell office:value-type="string">
            <text:p>Zephiel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4 / 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7/03/2018</text:date>, <text:time>10.20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Foroni</meta:initial-creator>
    <meta:creation-date>2018-03-07T10:19:12.13</meta:creation-date>
    <dc:date>2018-03-07T10:20:05.65</dc:date>
    <dc:creator>Marco Foroni</dc:creator>
    <meta:editing-duration>PT34S</meta:editing-duration>
    <meta:editing-cycles>2</meta:editing-cycles>
    <meta:generator>OpenOffice/4.1.0$Win32 OpenOffice.org_project/410m18$Build-9764</meta:generator>
    <meta:document-statistic meta:table-count="1" meta:cell-count="1566" meta:object-count="0"/>
  </office:meta>
</office:document-meta>
</file>